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fc4d0"/>
    </style:style>
    <style:style style:name="P2"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14%" style:writing-mode="lr-tb"/>
    </style:style>
    <style:style style:name="P5" style:family="paragraph" style:parent-style-name="Text_20_body">
      <style:paragraph-properties fo:text-align="center" style:justify-single-word="false"/>
      <style:text-properties fo:font-variant="normal" fo:text-transform="none" fo:color="#000000" style:text-line-through-style="none" style:font-name="Arial1" fo:font-size="14.25pt" fo:font-style="normal" style:text-underline-style="none" fo:font-weight="bold" officeooo:paragraph-rsid="0003cb0c" style:text-blinking="false" fo:background-color="transparent"/>
    </style:style>
    <style:style style:name="P6"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7"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8" style:family="paragraph" style:parent-style-name="Text_20_body">
      <style:paragraph-properties fo:margin-top="0cm" fo:margin-bottom="0cm" style:contextual-spacing="false" fo:line-height="114%" style:writing-mode="lr-tb"/>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6.75pt" fo:font-style="normal" style:text-underline-style="none" fo:font-weight="normal" style:text-blinking="false" fo:background-color="transparent"/>
    </style:style>
    <style:style style:name="T3" style:family="text">
      <style:text-properties fo:font-variant="normal" fo:text-transform="none" fo:color="#1155cc" style:text-line-through-style="none" style:font-name="Arial1" fo:font-size="11.25pt" fo:font-style="normal" style:text-underline-style="solid" style:text-underline-width="auto" style:text-underline-color="font-color" fo:font-weight="normal" style:text-blinking="false" fo:background-color="transparent"/>
    </style:style>
    <style:style style:name="T4" style:family="text">
      <style:text-properties officeooo:rsid="000fc4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4b110bac-cf48-f77d-8330-fc6927003efe"/>AdventureLand platformer game</text:p>
      <text:p text:style-name="Text_20_body"/>
      <text:p text:style-name="P3">By: Hiski Ruhanen, Erkka Kääriä, Janne Pakarinen and Elmeri Haapasalmi</text:p>
      <text:p text:style-name="Text_20_body"/>
      <text:p text:style-name="P2">General structure</text:p>
      <text:p text:style-name="Text_20_body"/>
      <text:p text:style-name="P3">The main class for the program is the Game class. It contains various classes that handle different aspects of the game, such as the renderer or input manager. It also contains the main game loop.</text:p>
      <text:p text:style-name="Text_20_body"/>
      <text:p text:style-name="P3">Tick-class handles game/draw tick functions (if tick has passed and how long the tick actually was).</text:p>
      <text:p text:style-name="Text_20_body"/>
      <text:p text:style-name="P3">Hud tracks player health and lives and shows pause text when needed.</text:p>
      <text:p text:style-name="Text_20_body"/>
      <text:p text:style-name="P3">LevelManager contains all the levels and handles the level switching when current level is notified. It also handles initializing said levels when the game starts.</text:p>
      <text:p text:style-name="Text_20_body"/>
      <text:p text:style-name="P3">Camera focuses to a certain point in the game world. In our game there is only a single camera type, EntityTrackingCamera, that tracks the player.</text:p>
      <text:p text:style-name="Text_20_body"/>
      <text:p text:style-name="P3">Renderer handles the drawing of the entities. It holds the various textures through SpriteManager class. The renderer receives the list of entities that should be drawed. It first removes any entities from the list that are not visible on the screen, then sorts them by draw priority to ascending order. This ensures that high priority sprites are drawn on top. The culling ensures that the sorting shouldn't take too much time.</text:p>
      <text:p text:style-name="Text_20_body"/>
      <text:p text:style-name="P3">WindowManager handles window management. The game has a primitive windowing system that has draggable windows with proper z-level handling, text boxes and buttons. These are mainly used to display notification texts to the player.</text:p>
      <text:p text:style-name="Text_20_body"/>
      <text:p text:style-name="P3">InputManager handles the input devices. Any entity or class interested in the input data must register a handler. Currently mouse is used by the windowmanager, otherwise keyboard is used. Other devices such as joysticks and controllers should be trivial to add as the controller inputs are mapped to Action-values and as such the other parts of the game are not aware of the actual input device used.</text:p>
      <text:p text:style-name="Text_20_body"/>
      <text:p text:style-name="P3">SoundManager manages both music and sound effects. Music will play in loop, effects are played when the manager receives requests.</text:p>
      <text:p text:style-name="Text_20_body"/>
      <text:p text:style-name="P2">Entities and message handling</text:p>
      <text:p text:style-name="Text_20_body"/>
      <text:p text:style-name="P3">The game is based on component based entity system architecture. Each game object is entity whose behaviour and abilities are determined by the components and scripts associated with it. <text:soft-page-break/>Components communicate through message queue implemented by MessageProcessor class that is inherited by any class that needs to handle messages.</text:p>
      <text:p text:style-name="Text_20_body"/>
      <text:p text:style-name="P3">Components can register message handler to their owner's message system. These handlers are then called when message with appropriate type is encountered. Handlers have a priority value and a right to prevent any subsequent handlers from receiving the message. For example, health component register normal priority handler for damage messages, and adjusts hit points\lives as it receives these messages. Invulnerability script on the other hand registers high priority handler that prevents any damage messages from passing when invulnerability is active.</text:p>
      <text:p text:style-name="Text_20_body"/>
      <text:p text:style-name="P3">Level, LevelManager and Game classes also inherit MessageProcessor. Each class serves as a parent for their children's message processors (eg. Game serves as parent for LevelManager which is parent for levels). When a message is encountered with no handlers registered, it's passed to the parent. This allows lower levels to pass notifications or service requests to higher levels. For example, components may send PlaySoundEffectMessages that are handled by the SoundManager class which has registered a message handler to the Game class.</text:p>
      <text:p text:style-name="Text_20_body"/>
      <text:p text:style-name="P3">In principle, each component should be completely independent and unaware of any other components and merely send and receive messages. In practice in our case we took some shortcuts to hasten development (example: various scripts and components querying faction component directly rather than going through the messaging system).</text:p>
      <text:p text:style-name="Text_20_body"/>
      <text:p text:style-name="P2">Collision detection</text:p>
      <text:p text:style-name="Text_20_body"/>
      <text:p text:style-name="P3">We originally handled collision checks with O(log(n)) algorithm that handled each collision separately and generated separate collision messages for each collision. This however caused issues when entity collided with multiple small entities, causing the player to be pushed to all sorts of directions at the same time completely negating the direction the player should have been pushed towards. The algorithm was rewritten but unfortunately this caused the time requirements to rise to O(n^2).</text:p>
      <text:p text:style-name="Text_20_body"/>
      <text:p text:style-name="P3">The new algorithm builds a single collision message by going through the every entity the colliding entity intersects with, calculating the nearest point to the vertical side and the horizontal side it collides from and marks the distance the sides overlap with. The collision message contains a list of all entities the entity collided with.</text:p>
      <text:p text:style-name="Text_20_body"/>
      <text:p text:style-name="P3">We then ran into issues when walking over the edges of two different collision boxes. This was detected as a wall and prevented the player from moving over the edge without jumping. However this issue could be detected separately and solved this way.</text:p>
      <text:p text:style-name="Text_20_body"/>
      <text:p text:style-name="P3">In addition of solving various glitches with the collision checks, we ran into performance issues. Originally the collision checker received a single lists containing all the entities that the level had. As the checker scales O(n^2) timewise, this turned out to be too ineffective, with fps dropping dramatically as the number of entities in the gameworld increased.</text:p>
      <text:p text:style-name="Text_20_body"/>
      <text:p text:style-name="P3">The first optimization we implemented was splitting the entities into two lists; one containing <text:soft-page-break/>active entities such as the player, bullets and enemies and other containing all the static entities. The collision checker would not check if static entities collide with each other, improving the scaling from O(n^2) to O(m^2 + m*l) where m is number of active entities, l is number of static entities, n = m + l and m &lt;&lt; n. As an example, assuming n = 100, m = 10, l = 90, this is O(10000) vs O(1000)</text:p>
      <text:p text:style-name="Text_20_body"/>
      <text:p text:style-name="P3">However we still faced two problems: our ground tiles are fairly small and each tile contained a collision component. Secondly any static entities that have no collision component would still be passed to collision checker. Even though these entities would immediately be ignored as they have no collision component, they still increased the workload. We started again facing performance issues when our static list had ~10000 entities.</text:p>
      <text:p text:style-name="Text_20_body"/>
      <text:p text:style-name="P3">We solved this problem by further splitting the static list into two list; static collidables and static entities. Static entities would contain entities that have no collision component and would never be passed to the collision checker. Static collidables list would contain the static entities with collision component. We then optimized our level generation by splitting the graphics representation of the level from collision entities. Essentially we merged multiple adjacents small collision areas into single big areas that overlap multiple graphics entities. This cuts down the number of collision components that must be handled by the collision checker.</text:p>
      <text:p text:style-name="Text_20_body"/>
      <text:p text:style-name="P2">Extensions, improvements and shortcomings</text:p>
      <text:p text:style-name="Text_20_body"/>
      <text:p text:style-name="P3">As most of our time was spent on building the engine, the gameplay parts are fairly simple. We have only one level with one type of enemy in the game. Therefore easy way to extend the game is to introduce more levels with different types of enemies into the game. We could also extend the game by adding more pickable objects. We actually have multiple types of enemy AIs in the game, but in the end we chose not to use them as they are untested and do not necessarily fit into the one level we have in the game.</text:p>
      <text:p text:style-name="Text_20_body"/>
      <text:p text:style-name="P3">Due to the time constraints, we also had to cut some of the features we were originally thinking about. For example, we were planning to add moving platforms where player would have to time their jumps correctly. Various traps were also removed. We also originally were planning to make the game playable by using controller such as XBOX 360 controller (hence why the input devices are abstracted away), but we never actually implemented this idea. Aiming in the game is also fairly clumsy and could be changed to be easier by for example allowing the player to aim using the mouse.</text:p>
      <text:p text:style-name="Text_20_body"/>
      <text:p text:style-name="P3">We also have some code level shortcomings that should be refactored or changed. As mentioned before, we have some dependency issues where components use each other directly instead of using the message system. Window creation and camera system is also fairly underdeveloped and is essentially just placeholder code that was never fixed. Sound system similarly is underdeveloped as same sound clip is always played when jumping or when ammunition explodes or when the entity dies.</text:p>
      <text:p text:style-name="Text_20_body"/>
      <text:p text:style-name="P3">Collision detection also still has some issues. For example, you can shoot through walls if you are hugging the wall while firing. The player can also push entities through floors by jumping onto them. If we were to continue the development of the game after the course, fixing these <text:soft-page-break/>shortcomings would be the top priority.</text:p>
      <text:p text:style-name="Text_20_body"/>
      <text:p text:style-name="P4"><text:span text:style-name="T1">Collision detection could also be optimized further. For example, as it turns out, the collision checks are independent between the entities, so the detection could be trivially split into multiple threads. However due to time constraints, we were unable to finish the threaded version of the collision checker. Collision checker could also be changed to use quadtrees (</text:span><text:a xlink:type="simple" xlink:href="http://en.wikipedia.org/wiki/Quadtree"><text:span text:style-name="T3">http://en.wikipedia.org/wiki/Quadtree</text:span></text:a><text:span text:style-name="T1">) to partition the entities into groups. Quadtree based collision detection typically runs in O(n log n) time, so this would greatly improve our detector’s performance. However this also would mean we would have to rewrite the detection code which once again is not possible due to time constraints.</text:span></text:p>
      <text:p text:style-name="Text_20_body"/>
      <text:p text:style-name="P3">Perhaps the largest issue for some of us was to be able to run the final product on Windows. The SDL2 framework we used requires “Microsoft Visual C++ 20XX Redistributable Package” but these libraries have common issues on some computers preventing the program from even launching. The way to fix these seems to be uninstalling every redistributable package from the computer and reinstalling them in a certain order but there has simply not been time to take an entire day to do this causing at least me (Janne) to only be able to test the code while in University.</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32M17S</meta:editing-duration>
    <meta:editing-cycles>12</meta:editing-cycles>
    <meta:generator>LibreOffice/4.1.3.2$Windows_x86 LibreOffice_project/70feb7d99726f064edab4605a8ab840c50ec57a</meta:generator>
    <dc:date>2013-12-08T00:58:18.727000000</dc:date>
    <meta:document-statistic meta:table-count="0" meta:image-count="0" meta:object-count="0" meta:page-count="4" meta:paragraph-count="33" meta:word-count="1609" meta:character-count="10041" meta:non-whitespace-character-count="8463"/>
    <meta:user-defined meta:name="Info 1"/>
    <meta:user-defined meta:name="Info 2"/>
    <meta:user-defined meta:name="Info 3"/>
    <meta:user-defined meta:name="Info 4"/>
  </office:meta>
</office:document-meta>
</file>